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84e5" officeooo:paragraph-rsid="000a84e5"/>
    </style:style>
    <style:style style:name="P2" style:family="paragraph" style:parent-style-name="Standard">
      <style:text-properties officeooo:rsid="000a84e5" officeooo:paragraph-rsid="000a84e5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00ff00" loext:char-shading-value="0"/>
    </style:style>
    <style:style style:name="T3" style:family="text">
      <style:text-properties fo:background-color="#3deb3d" loext:char-shading-value="0"/>
    </style:style>
    <style:style style:name="T4" style:family="text">
      <style:text-properties fo:background-color="#23ff2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&lt;s&gt;</text:p>
      <text:p text:style-name="P1"><text:s text:c="2"/><text:span text:style-name="T4">The</text:span> </text:p>
      <text:p text:style-name="P1"><text:s text:c="4"/><text:span text:style-name="T1">&lt;lang&gt;</text:span><text:span text:style-name="T4">Latin</text:span><text:span text:style-name="T1">&lt;/lang&gt;</text:span></text:p>
      <text:p text:style-name="P1"><text:s text:c="4"/><text:span text:style-name="T4">word</text:span></text:p>
      <text:p text:style-name="P1"><text:s text:c="4"/><text:span text:style-name="T1">&lt;term xml:id="mundus" xml:lang="lat"&gt;</text:span></text:p>
      <text:p text:style-name="P1"><text:s text:c="8"/><text:span text:style-name="T4">mundus</text:span></text:p>
      <text:p text:style-name="P1"><text:s text:c="4"/><text:span text:style-name="T1">&lt;/term&gt;</text:span></text:p>
      <text:p text:style-name="P1"><text:s text:c="4"/><text:span text:style-name="T4">means</text:span></text:p>
      <text:p text:style-name="P1"><text:s text:c="4"/><text:span text:style-name="T1">&lt;gloss target="#mundus"&gt;</text:span></text:p>
      <text:p text:style-name="P1"><text:s text:c="9"/><text:span text:style-name="T4">world</text:span></text:p>
      <text:p text:style-name="P1"><text:s text:c="4"/><text:span text:style-name="T1">&lt;/gloss&gt;</text:span><text:span text:style-name="T4">.</text:span></text:p>
      <text:p text:style-name="P2">&lt;/s&gt;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olmes</meta:initial-creator>
    <meta:creation-date>2014-11-13T13:11:21.358701155</meta:creation-date>
    <dc:date>2014-11-13T13:18:46.636089198</dc:date>
    <dc:creator>Martin Holmes</dc:creator>
    <meta:editing-duration>PT4M23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15" meta:character-count="173" meta:non-whitespace-character-count="122"/>
  </office:meta>
</office:document-meta>
</file>